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alpha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6" table:default-cell-style-name="ce2"/>
        <table:table-column table:style-name="co5" table:default-cell-style-name="ce1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21.8842" calcext:value-type="float">
            <text:p>1521.8842</text:p>
          </table:table-cell>
          <table:table-cell office:value-type="float" office:value="768.29944" calcext:value-type="float">
            <text:p>768.29944</text:p>
          </table:table-cell>
          <table:table-cell office:value-type="float" office:value="141034.600766505" calcext:value-type="float">
            <text:p>141034.600766505</text:p>
          </table:table-cell>
          <table:table-cell office:value-type="float" office:value="280.81472273059" calcext:value-type="float">
            <text:p>280.81</text:p>
          </table:table-cell>
          <table:table-cell office:value-type="float" office:value="5913757548150404" calcext:value-type="float">
            <text:p>5.914E+15</text:p>
          </table:table-cell>
          <table:table-cell office:value-type="float" office:value="375.545737249812" calcext:value-type="float">
            <text:p>375.55</text:p>
          </table:table-cell>
          <table:table-cell office:value-type="float" office:value="0.762943348063128" calcext:value-type="float">
            <text:p>0.76294334806312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82.4238" calcext:value-type="float">
            <text:p>1282.4238</text:p>
          </table:table-cell>
          <table:table-cell office:value-type="float" office:value="550.58435" calcext:value-type="float">
            <text:p>550.58435</text:p>
          </table:table-cell>
          <table:table-cell office:value-type="float" office:value="181330.831428916" calcext:value-type="float">
            <text:p>181330.831428916</text:p>
          </table:table-cell>
          <table:table-cell office:value-type="float" office:value="329.654308521305" calcext:value-type="float">
            <text:p>329.65</text:p>
          </table:table-cell>
          <table:table-cell office:value-type="float" office:value="3.340883868638E+016" calcext:value-type="float">
            <text:p>3.341E+16</text:p>
          </table:table-cell>
          <table:table-cell office:value-type="float" office:value="425.829580265293" calcext:value-type="float">
            <text:p>425.83</text:p>
          </table:table-cell>
          <table:table-cell office:value-type="float" office:value="0.403049520383113" calcext:value-type="float">
            <text:p>0.40304952038311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47.2064" calcext:value-type="float">
            <text:p>1147.2064</text:p>
          </table:table-cell>
          <table:table-cell office:value-type="float" office:value="443.27185" calcext:value-type="float">
            <text:p>443.27185</text:p>
          </table:table-cell>
          <table:table-cell office:value-type="float" office:value="116931.594427342" calcext:value-type="float">
            <text:p>116931.594427342</text:p>
          </table:table-cell>
          <table:table-cell office:value-type="float" office:value="258.103332761597" calcext:value-type="float">
            <text:p>258.10</text:p>
          </table:table-cell>
          <table:table-cell office:value-type="float" office:value="2776844344709372" calcext:value-type="float">
            <text:p>2.777E+15</text:p>
          </table:table-cell>
          <table:table-cell office:value-type="float" office:value="341.952620149841" calcext:value-type="float">
            <text:p>341.95</text:p>
          </table:table-cell>
          <table:table-cell office:value-type="float" office:value="0.409602896331282" calcext:value-type="float">
            <text:p>0.40960289633128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29.2291" calcext:value-type="float">
            <text:p>1129.2291</text:p>
          </table:table-cell>
          <table:table-cell office:value-type="float" office:value="514.7746" calcext:value-type="float">
            <text:p>514.7746</text:p>
          </table:table-cell>
          <table:table-cell office:value-type="float" office:value="163350.737302486" calcext:value-type="float">
            <text:p>163350.737302486</text:p>
          </table:table-cell>
          <table:table-cell office:value-type="float" office:value="307.094854872095" calcext:value-type="float">
            <text:p>307.09</text:p>
          </table:table-cell>
          <table:table-cell office:value-type="float" office:value="8276254080648953" calcext:value-type="float">
            <text:p>8.276E+15</text:p>
          </table:table-cell>
          <table:table-cell office:value-type="float" office:value="404.166719686921" calcext:value-type="float">
            <text:p>404.17</text:p>
          </table:table-cell>
          <table:table-cell office:value-type="float" office:value="0.384365598651118" calcext:value-type="float">
            <text:p>0.38436559865111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71.8838" calcext:value-type="float">
            <text:p>1871.8838</text:p>
          </table:table-cell>
          <table:table-cell office:value-type="float" office:value="694.4047" calcext:value-type="float">
            <text:p>694.4047</text:p>
          </table:table-cell>
          <table:table-cell office:value-type="float" office:value="169524.467097146" calcext:value-type="float">
            <text:p>169524.467097146</text:p>
          </table:table-cell>
          <table:table-cell office:value-type="float" office:value="318.390883242444" calcext:value-type="float">
            <text:p>318.39</text:p>
          </table:table-cell>
          <table:table-cell office:value-type="float" office:value="2.18299741721574E+016" calcext:value-type="float">
            <text:p>2.183E+16</text:p>
          </table:table-cell>
          <table:table-cell office:value-type="float" office:value="411.733490375929" calcext:value-type="float">
            <text:p>411.73</text:p>
          </table:table-cell>
          <table:table-cell office:value-type="float" office:value="0.649662690754788" calcext:value-type="float">
            <text:p>0.64966269075478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54.0795" calcext:value-type="float">
            <text:p>1354.0795</text:p>
          </table:table-cell>
          <table:table-cell office:value-type="float" office:value="725.621" calcext:value-type="float">
            <text:p>725.621</text:p>
          </table:table-cell>
          <table:table-cell office:value-type="float" office:value="87643.8728274315" calcext:value-type="float">
            <text:p>87643.8728274315</text:p>
          </table:table-cell>
          <table:table-cell office:value-type="float" office:value="217.175549937285" calcext:value-type="float">
            <text:p>217.18</text:p>
          </table:table-cell>
          <table:table-cell office:value-type="float" office:value="2.94589237656864E+015" calcext:value-type="float">
            <text:p>2.946E+15</text:p>
          </table:table-cell>
          <table:table-cell office:value-type="float" office:value="296.047078734838" calcext:value-type="float">
            <text:p>296.05</text:p>
          </table:table-cell>
          <table:table-cell office:value-type="float" office:value="0.835925014093288" calcext:value-type="float">
            <text:p>0.83592501409328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11.6006" calcext:value-type="float">
            <text:p>511.6006</text:p>
          </table:table-cell>
          <table:table-cell office:value-type="float" office:value="483.86554" calcext:value-type="float">
            <text:p>483.86554</text:p>
          </table:table-cell>
          <table:table-cell office:value-type="float" office:value="143896.16813272" calcext:value-type="float">
            <text:p>143896.16813272</text:p>
          </table:table-cell>
          <table:table-cell office:value-type="float" office:value="277.13043473727" calcext:value-type="float">
            <text:p>277.13</text:p>
          </table:table-cell>
          <table:table-cell office:value-type="float" office:value="2.71524462394423E+017" calcext:value-type="float">
            <text:p>2.715E+17</text:p>
          </table:table-cell>
          <table:table-cell office:value-type="float" office:value="379.336484051719" calcext:value-type="float">
            <text:p>379.34</text:p>
          </table:table-cell>
          <table:table-cell office:value-type="float" office:value="0.407362926996276" calcext:value-type="float">
            <text:p>0.40736292699627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office:value-type="float" office:value="131447.454486546" calcext:value-type="float">
            <text:p>131447.454486546</text:p>
          </table:table-cell>
          <table:table-cell office:value-type="float" office:value="261.242530676168" calcext:value-type="float">
            <text:p>261.24</text:p>
          </table:table-cell>
          <table:table-cell office:value-type="float" office:value="1.62526352683686E+016" calcext:value-type="float">
            <text:p>1.625E+16</text:p>
          </table:table-cell>
          <table:table-cell office:value-type="float" office:value="362.556829319964" calcext:value-type="float">
            <text:p>362.56</text:p>
          </table:table-cell>
          <table:table-cell office:value-type="float" office:value="0.617456437363635" calcext:value-type="float">
            <text:p>0.6174564373636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131274.04995016" calcext:value-type="float">
            <text:p>131274.04995016</text:p>
          </table:table-cell>
          <table:table-cell office:value-type="float" office:value="279.902408769922" calcext:value-type="float">
            <text:p>279.90</text:p>
          </table:table-cell>
          <table:table-cell office:value-type="float" office:value="1.02749333278946E+017" calcext:value-type="float">
            <text:p>1.027E+17</text:p>
          </table:table-cell>
          <table:table-cell office:value-type="float" office:value="362.317609218984" calcext:value-type="float">
            <text:p>362.32</text:p>
          </table:table-cell>
          <table:table-cell office:value-type="float" office:value="0.740044489739455" calcext:value-type="float">
            <text:p>0.7400444897394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float" office:value="1257.2377" calcext:value-type="float">
            <text:p>1257.2377</text:p>
          </table:table-cell>
          <table:table-cell office:value-type="float" office:value="608.1869" calcext:value-type="float">
            <text:p>608.1869</text:p>
          </table:table-cell>
          <table:table-cell office:value-type="float" office:value="140714.864046583" calcext:value-type="float">
            <text:p>140714.864046583</text:p>
          </table:table-cell>
          <table:table-cell office:value-type="float" office:value="281.056558472075" calcext:value-type="float">
            <text:p>281.06</text:p>
          </table:table-cell>
          <table:table-cell office:value-type="float" office:value="5.17419991278169E+016" calcext:value-type="float">
            <text:p>5.174E+16</text:p>
          </table:table-cell>
          <table:table-cell office:value-type="float" office:value="373.2762387837" calcext:value-type="float">
            <text:p>373.28</text:p>
          </table:table-cell>
          <table:table-cell office:value-type="float" office:value="0.578934769152898" calcext:value-type="float">
            <text:p>0.5789347691528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ard Deviation</text:p>
          </table:table-cell>
          <table:table-cell office:value-type="float" office:value="343.81775" calcext:value-type="float">
            <text:p>343.81775</text:p>
          </table:table-cell>
          <table:table-cell office:value-type="float" office:value="111.778854" calcext:value-type="float">
            <text:p>111.778854</text:p>
          </table:table-cell>
          <table:table-cell office:value-type="float" office:value="26996.7973268662" calcext:value-type="float">
            <text:p>26996.7973268662</text:p>
          </table:table-cell>
          <table:table-cell office:value-type="float" office:value="32.4047673248501" calcext:value-type="float">
            <text:p>32.40</text:p>
          </table:table-cell>
          <table:table-cell office:value-type="float" office:value="8.31094013858388E+016" calcext:value-type="float">
            <text:p>8.311E+16</text:p>
          </table:table-cell>
          <table:table-cell office:value-type="float" office:value="37.1444963093794" calcext:value-type="float">
            <text:p>37.14</text:p>
          </table:table-cell>
          <table:table-cell office:value-type="float" office:value="0.169721604075379" calcext:value-type="float">
            <text:p>0.1697216040753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6:59:10.856492866</dc:date>
    <meta:editing-duration>PT7M59S</meta:editing-duration>
    <meta:editing-cycles>1</meta:editing-cycles>
    <meta:document-statistic meta:table-count="1" meta:cell-count="107" meta:object-count="0"/>
    <meta:generator>LibreOffice/6.4.7.2$Linux_X86_64 LibreOffice_project/40$Build-2</meta:generator>
  </office:meta>
</office:document-meta>
</file>